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5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10-1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2_1-1_1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466" calcext:value-type="float">
            <text:p>2466</text:p>
          </table:table-cell>
          <table:table-cell table:style-name="ce1" office:value-type="float" office:value="131.87075515064" calcext:value-type="float">
            <text:p>131.87075515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.987822557263" calcext:value-type="float">
            <text:p>57.9878225573</text:p>
          </table:table-cell>
          <table:table-cell table:style-name="ce1" office:value-type="float" office:value="10.7028305305886" calcext:value-type="float">
            <text:p>10.7028305306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string" calcext:value-type="string">
            <text:p>httpUsers:HTTP_Request_P2_1-1_2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131" calcext:value-type="float">
            <text:p>113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559" calcext:value-type="float">
            <text:p>3559</text:p>
          </table:table-cell>
          <table:table-cell table:style-name="ce1" office:value-type="float" office:value="221.877003932337" calcext:value-type="float">
            <text:p>221.87700393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.0662768483948" calcext:value-type="float">
            <text:p>58.0662768484</text:p>
          </table:table-cell>
          <table:table-cell table:style-name="ce1" office:value-type="float" office:value="10.7173108636197" calcext:value-type="float">
            <text:p>10.7173108636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847" calcext:value-type="float">
            <text:p>84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59" calcext:value-type="float">
            <text:p>3559</text:p>
          </table:table-cell>
          <table:table-cell table:style-name="ce1" office:value-type="float" office:value="337.683015306808" calcext:value-type="float">
            <text:p>337.68301530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5.960179274437" calcext:value-type="float">
            <text:p>115.9601792744</text:p>
          </table:table-cell>
          <table:table-cell table:style-name="ce1" office:value-type="float" office:value="21.4028065262389" calcext:value-type="float">
            <text:p>21.4028065262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100-0.10-20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7T11:42:40.199071156</meta:creation-date>
    <meta:generator>LibreOffice/4.2.4.2$Linux_x86 LibreOffice_project/420m0$Build-2</meta:generator>
    <dc:date>2014-08-27T11:47:30.213802328</dc:date>
    <meta:editing-duration>PT1M37S</meta:editing-duration>
    <meta:editing-cycles>2</meta:editing-cycles>
    <meta:document-statistic meta:table-count="1" meta:cell-count="32" meta:object-count="0"/>
  </office:meta>
</office:document-meta>
</file>